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1.0826in" text:min-label-width="0.25in" text:list-level-position-and-space-mode="label-alignment">
          <style:list-level-label-alignment text:label-followed-by="listtab" fo:margin-left="1.3326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/>
      <style:text-properties style:font-name="Arial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P15" style:parent-style-name="Header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Arial" style:font-name-complex="Arial" fo:font-size="11pt" style:font-size-asian="11pt" style:font-size-complex="11pt"/>
    </style:style>
    <style:style style:name="P1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7" style:parent-style-name="Standard" style:family="paragraph">
      <style:paragraph-properties fo:text-align="justify" fo:margin-top="0.0791in" fo:margin-bottom="0.0791in"/>
      <style:text-properties style:font-name="Arial" style:font-name-complex="Arial" fo:font-size="11pt" style:font-size-asian="11pt" style:font-size-complex="11pt"/>
    </style:style>
    <style:style style:name="P18" style:parent-style-name="Standard" style:family="paragraph">
      <style:paragraph-properties fo:text-align="justify"/>
    </style:style>
    <style:style style:name="T19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20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21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22" style:parent-style-name="DefaultParagraphFont" style:family="text">
      <style:text-properties style:font-name="Arial" style:font-name-complex="Arial" fo:font-weight="bold" style:font-weight-asian="bold" style:font-weight-complex="bold" fo:color="#FF0000"/>
    </style:style>
    <style:style style:name="T23" style:parent-style-name="DefaultParagraphFont" style:family="text">
      <style:text-properties style:font-name="Arial" style:font-name-complex="Arial" fo:color="#FF0000" fo:font-size="11pt" style:font-size-asian="11pt"/>
    </style:style>
    <style:style style:name="T24" style:parent-style-name="DefaultParagraphFont" style:family="text">
      <style:text-properties style:font-name="Arial" style:font-name-complex="Arial" fo:font-size="11pt" style:font-size-asian="11pt"/>
    </style:style>
    <style:style style:name="T25" style:parent-style-name="DefaultParagraphFont" style:family="text">
      <style:text-properties style:font-name="Arial" style:font-name-complex="Arial" fo:font-size="11pt" style:font-size-asian="11pt"/>
    </style:style>
    <style:style style:name="T26" style:parent-style-name="DefaultParagraphFont" style:family="text">
      <style:text-properties style:font-name="Arial" style:font-name-complex="Arial" fo:font-size="11pt" style:font-size-asian="11pt"/>
    </style:style>
    <style:style style:name="T27" style:parent-style-name="DefaultParagraphFont" style:family="text">
      <style:text-properties style:font-name="Arial" style:font-name-complex="Arial" fo:font-size="11pt" style:font-size-asian="11pt"/>
    </style:style>
    <style:style style:name="P28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29" style:parent-style-name="Standard" style:family="paragraph">
      <style:paragraph-properties fo:text-align="justify"/>
    </style:style>
    <style:style style:name="T30" style:parent-style-name="DefaultParagraphFont" style:family="text">
      <style:text-properties style:font-name="Arial" fo:font-weight="bold" style:font-weight-asian="bold" style:font-weight-complex="bold" fo:font-style="italic" style:font-style-asian="italic" style:font-style-complex="italic" fo:font-size="11pt" style:font-size-asian="11pt"/>
    </style:style>
    <style:style style:name="T31" style:parent-style-name="DefaultParagraphFont" style:family="text">
      <style:text-properties style:font-name="Arial" fo:font-style="italic" style:font-style-asian="italic" style:font-style-complex="italic" fo:font-size="11pt" style:font-size-asian="11pt"/>
    </style:style>
    <style:style style:name="T32" style:parent-style-name="DefaultParagraphFont" style:family="text">
      <style:text-properties style:font-name="Arial" fo:font-size="11pt" style:font-size-asian="11pt"/>
    </style:style>
    <style:style style:name="T33" style:parent-style-name="DefaultParagraphFont" style:family="text">
      <style:text-properties style:font-name="Arial" fo:font-size="11pt" style:font-size-asian="11pt"/>
    </style:style>
    <style:style style:name="T34" style:parent-style-name="DefaultParagraphFont" style:family="text">
      <style:text-properties style:font-name="Arial" fo:font-size="11pt" style:font-size-asian="11pt"/>
    </style:style>
    <style:style style:name="T35" style:parent-style-name="DefaultParagraphFont" style:family="text">
      <style:text-properties style:font-name="Arial" fo:font-size="11pt" style:font-size-asian="11pt"/>
    </style:style>
    <style:style style:name="T36" style:parent-style-name="DefaultParagraphFont" style:family="text">
      <style:text-properties style:font-name="Arial" fo:font-size="11pt" style:font-size-asian="11pt"/>
    </style:style>
    <style:style style:name="P37" style:parent-style-name="Standard" style:family="paragraph">
      <style:paragraph-properties fo:text-align="justify"/>
      <style:text-properties style:font-name="Arial" fo:font-size="11pt" style:font-size-asian="11pt"/>
    </style:style>
    <style:style style:name="P38" style:parent-style-name="Standard" style:family="paragraph">
      <style:paragraph-properties fo:text-align="justify"/>
      <style:text-properties style:font-name="Arial" fo:font-weight="bold" style:font-weight-asian="bold" style:font-weight-complex="bold" fo:font-style="italic" style:font-style-asian="italic" style:font-style-complex="italic" fo:font-size="11pt" style:font-size-asian="11pt"/>
    </style:style>
    <style:style style:name="P39" style:parent-style-name="Standard" style:family="paragraph">
      <style:paragraph-properties fo:text-align="justify"/>
      <style:text-properties style:font-name="Arial" fo:font-size="11pt" style:font-size-asian="11pt"/>
    </style:style>
    <style:style style:name="P40" style:parent-style-name="Standard" style:family="paragraph">
      <style:paragraph-properties fo:text-align="justify"/>
    </style:style>
    <style:style style:name="T41" style:parent-style-name="DefaultParagraphFont" style:family="text">
      <style:text-properties style:font-name="Arial" fo:font-weight="bold" style:font-weight-asian="bold" style:font-weight-complex="bold" fo:font-style="italic" style:font-style-asian="italic" style:font-style-complex="italic" fo:font-size="11pt" style:font-size-asian="11pt"/>
    </style:style>
    <style:style style:name="T42" style:parent-style-name="DefaultParagraphFont" style:family="text">
      <style:text-properties style:font-name="Arial" fo:font-size="11pt" style:font-size-asian="11pt"/>
    </style:style>
    <style:style style:name="T43" style:parent-style-name="DefaultParagraphFont" style:family="text">
      <style:text-properties style:font-name="Arial" fo:font-size="11pt" style:font-size-asian="11pt"/>
    </style:style>
    <style:style style:name="T44" style:parent-style-name="DefaultParagraphFont" style:family="text">
      <style:text-properties style:font-name="Arial" fo:font-size="11pt" style:font-size-asian="11pt"/>
    </style:style>
    <style:style style:name="T45" style:parent-style-name="DefaultParagraphFont" style:family="text">
      <style:text-properties style:font-name="Arial" fo:font-size="11pt" style:font-size-asian="11pt"/>
    </style:style>
    <style:style style:name="P46" style:parent-style-name="Standard" style:family="paragraph">
      <style:paragraph-properties fo:text-align="justify"/>
      <style:text-properties style:font-name="Arial" fo:font-size="11pt" style:font-size-asian="11pt"/>
    </style:style>
    <style:style style:name="P47" style:parent-style-name="Standard" style:family="paragraph">
      <style:paragraph-properties fo:text-align="justify"/>
      <style:text-properties style:font-name="Arial" fo:font-size="11pt" style:font-size-asian="11pt"/>
    </style:style>
    <style:style style:name="P48" style:parent-style-name="Standard" style:family="paragraph">
      <style:paragraph-properties fo:text-align="justify"/>
      <style:text-properties style:font-name="Arial" fo:font-size="11pt" style:font-size-asian="11pt"/>
    </style:style>
    <style:style style:name="P49" style:parent-style-name="Standard" style:family="paragraph">
      <style:paragraph-properties fo:text-align="justify"/>
      <style:text-properties style:font-name="Arial" fo:font-size="11pt" style:font-size-asian="11pt"/>
    </style:style>
    <style:style style:name="P50" style:parent-style-name="Standard" style:family="paragraph">
      <style:paragraph-properties fo:text-align="justify"/>
      <style:text-properties style:font-name="Arial" fo:font-weight="bold" style:font-weight-asian="bold" style:font-weight-complex="bold" fo:font-style="italic" style:font-style-asian="italic" style:font-style-complex="italic" fo:font-size="11pt" style:font-size-asian="11pt"/>
    </style:style>
    <style:style style:name="P51" style:parent-style-name="Standard" style:family="paragraph">
      <style:paragraph-properties fo:text-align="justify"/>
      <style:text-properties style:font-name="Arial" fo:font-size="11pt" style:font-size-asian="11pt"/>
    </style:style>
    <style:style style:name="P52" style:parent-style-name="Standard" style:family="paragraph">
      <style:paragraph-properties fo:text-align="justify"/>
      <style:text-properties style:font-name="Arial" fo:font-size="11pt" style:font-size-asian="11pt"/>
    </style:style>
    <style:style style:name="TableColumn54" style:family="table-column">
      <style:table-column-properties style:column-width="1.1791in" style:use-optimal-column-width="false"/>
    </style:style>
    <style:style style:name="TableColumn55" style:family="table-column">
      <style:table-column-properties style:column-width="7.777in" style:use-optimal-column-width="false"/>
    </style:style>
    <style:style style:name="TableColumn56" style:family="table-column">
      <style:table-column-properties style:column-width="1.3583in" style:use-optimal-column-width="false"/>
    </style:style>
    <style:style style:name="Table53" style:family="table">
      <style:table-properties style:width="10.3145in" fo:margin-left="0in" table:align="left"/>
    </style:style>
    <style:style style:name="TableRow57" style:family="table-row">
      <style:table-row-properties style:min-row-height="0.1493in" style:use-optimal-row-height="false"/>
    </style:style>
    <style:style style:name="TableCell58" style:family="table-cell">
      <style:table-cell-properties fo:border-top="0.0069in solid #000000" fo:border-left="0.0034in solid #000000" fo:border-bottom="0.0034in solid #000000" fo:border-right="none" fo:background-color="#8EAADB" style:writing-mode="lr-tb" fo:padding-top="0in" fo:padding-left="0.0069in" fo:padding-bottom="0in" fo:padding-right="0.0069in"/>
    </style:style>
    <style:style style:name="P59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60" style:family="table-cell">
      <style:table-cell-properties fo:border-top="0.0069in solid #000000" fo:border-left="0.0034in solid #000000" fo:border-bottom="0.0034in solid #000000" fo:border-right="0.0034in solid #000000" fo:background-color="#8EAADB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justify" fo:margin-left="0.2583in">
        <style:tab-stops/>
      </style:paragraph-properties>
      <style:text-properties style:font-name="Arial" fo:font-size="11pt" style:font-size-asian="11pt"/>
    </style:style>
    <style:style style:name="TableCell62" style:family="table-cell">
      <style:table-cell-properties fo:border-top="0.0069in solid #000000" fo:border-left="0.0034in solid #000000" fo:border-bottom="0.0034in solid #000000" fo:border-right="0.0034in solid #000000" fo:background-color="#8EAADB" style:writing-mode="lr-tb" fo:padding-top="0in" fo:padding-left="0.0069in" fo:padding-bottom="0in" fo:padding-right="0.0069in"/>
    </style:style>
    <style:style style:name="P63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Row64" style:family="table-row">
      <style:table-row-properties style:min-row-height="0.3541in" style:use-optimal-row-height="false"/>
    </style:style>
    <style:style style:name="TableCell65" style:family="table-cell">
      <style:table-cell-properties fo:border-top="0.0069in solid #000000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66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67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list-style-name="LFO2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69" style:parent-style-name="TableContents" style:list-style-name="LFO2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70" style:parent-style-name="TableContents" style:list-style-name="LFO2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71" style:parent-style-name="TableContents" style:list-style-name="LFO2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TableCell72" style:family="table-cell">
      <style:table-cell-properties fo:border-top="0.0069in solid #000000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73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Row74" style:family="table-row">
      <style:table-row-properties style:min-row-height="0.6833in"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76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TableContents" style:list-style-name="LFO3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79" style:parent-style-name="TableContents" style:list-style-name="LFO3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80" style:parent-style-name="TableContents" style:list-style-name="LFO3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81" style:parent-style-name="TableContents" style:list-style-name="LFO3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82" style:parent-style-name="TableContents" style:list-style-name="LFO3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84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Row85" style:family="table-row">
      <style:table-row-properties style:min-row-height="0.4993in"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87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list-style-name="LFO4" style:family="paragraph">
      <style:paragraph-properties fo:text-align="justify" fo:margin-left="0.2583in" fo:text-indent="-0.1965in">
        <style:tab-stops/>
      </style:paragraph-properties>
      <style:text-properties style:font-name="Arial" fo:font-size="11pt" style:font-size-asian="11pt"/>
    </style:style>
    <style:style style:name="P90" style:parent-style-name="TableContents" style:list-style-name="LFO4" style:family="paragraph">
      <style:paragraph-properties fo:text-align="justify" fo:margin-left="0.2583in" fo:text-indent="-0.1965in">
        <style:tab-stops/>
      </style:paragraph-properties>
      <style:text-properties style:font-name="Arial" fo:font-size="11pt" style:font-size-asian="11pt"/>
    </style:style>
    <style:style style:name="P91" style:parent-style-name="TableContents" style:list-style-name="LFO4" style:family="paragraph">
      <style:paragraph-properties fo:text-align="justify" fo:margin-left="0.2583in" fo:text-indent="-0.1965in">
        <style:tab-stops/>
      </style:paragraph-properties>
      <style:text-properties style:font-name="Arial" fo:font-size="11pt" style:font-size-asian="11pt"/>
    </style:style>
    <style:style style:name="P92" style:parent-style-name="TableContents" style:list-style-name="LFO4" style:family="paragraph">
      <style:paragraph-properties fo:text-align="justify" fo:margin-left="0.2583in" fo:text-indent="-0.1965in">
        <style:tab-stops/>
      </style:paragraph-properties>
      <style:text-properties style:font-name="Arial" fo:font-size="11pt" style:font-size-asian="11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94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Row95" style:family="table-row">
      <style:table-row-properties style:min-row-height="0.1576in"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97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list-style-name="LFO10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101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Row102" style:family="table-row">
      <style:table-row-properties style:min-row-height="0.1576in"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104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108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Row109" style:family="table-row">
      <style:table-row-properties style:min-row-height="0.3416in"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111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" style:parent-style-name="TableContents" style:list-style-name="LFO5" style:family="paragraph">
      <style:paragraph-properties fo:text-align="justify"/>
      <style:text-properties style:font-name="Arial" fo:font-size="11pt" style:font-size-asian="11pt"/>
    </style:style>
    <style:style style:name="P114" style:parent-style-name="TableContents" style:list-style-name="LFO5" style:family="paragraph">
      <style:paragraph-properties fo:text-align="justify"/>
      <style:text-properties style:font-name="Arial" fo:font-size="11pt" style:font-size-asian="11pt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116" style:parent-style-name="TableContents" style:family="paragraph">
      <style:paragraph-properties fo:text-align="justify" fo:margin-left="0.5in">
        <style:tab-stops/>
      </style:paragraph-properties>
      <style:text-properties style:font-name="Arial" fo:font-size="11pt" style:font-size-asian="11pt"/>
    </style:style>
    <style:style style:name="P117" style:parent-style-name="Standard" style:family="paragraph">
      <style:paragraph-properties fo:text-align="justify" fo:margin-top="0.0791in" fo:margin-bottom="0.0791in" fo:line-height="115%"/>
      <style:text-properties style:font-name="Arial" fo:font-size="11pt" style:font-size-asian="11pt"/>
    </style:style>
    <style:style style:name="TableColumn119" style:family="table-column">
      <style:table-column-properties style:column-width="2.5625in" style:use-optimal-column-width="false"/>
    </style:style>
    <style:style style:name="TableColumn120" style:family="table-column">
      <style:table-column-properties style:column-width="4.1354in" style:use-optimal-column-width="false"/>
    </style:style>
    <style:style style:name="Table118" style:family="table">
      <style:table-properties style:width="6.6979in" fo:margin-left="0in" table:align="lef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" style:parent-style-name="TableContents" style:list-style-name="LFO6" style:family="paragraph">
      <style:paragraph-properties fo:text-align="justify"/>
      <style:text-properties style:font-name="Arial" fo:font-size="11pt" style:font-size-asian="11pt"/>
    </style:style>
    <style:style style:name="P126" style:parent-style-name="TableContents" style:list-style-name="LFO6" style:family="paragraph">
      <style:paragraph-properties fo:text-align="justify"/>
      <style:text-properties style:font-name="Arial" fo:font-size="11pt" style:font-size-asian="11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list-style-name="LFO2" style:family="paragraph">
      <style:paragraph-properties fo:text-align="justify"/>
      <style:text-properties style:font-name="Arial" fo:font-size="11pt" style:font-size-asian="11pt"/>
    </style:style>
    <style:style style:name="P132" style:parent-style-name="TableContents" style:list-style-name="LFO2" style:family="paragraph">
      <style:paragraph-properties fo:text-align="justify"/>
      <style:text-properties style:font-name="Arial" fo:font-size="11pt" style:font-size-asian="11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P148" style:parent-style-name="Standard" style:list-style-name="LFO7" style:family="paragraph">
      <style:paragraph-properties fo:text-align="justify" fo:margin-top="0.0791in" fo:margin-bottom="0.0791in" fo:line-height="115%"/>
      <style:text-properties style:font-name="Arial" fo:font-size="11pt" style:font-size-asian="11pt"/>
    </style:style>
    <style:style style:name="P149" style:parent-style-name="Standard" style:family="paragraph">
      <style:paragraph-properties fo:text-align="justify" fo:margin-top="0.0791in" fo:margin-bottom="0.0791in" fo:margin-left="1in">
        <style:tab-stops/>
      </style:paragraph-properties>
      <style:text-properties style:font-name="Arial" fo:font-size="11pt" style:font-size-asian="11pt"/>
    </style:style>
    <style:style style:name="P150" style:parent-style-name="Standard" style:family="paragraph">
      <style:paragraph-properties fo:text-align="justify" fo:margin-top="0.0791in" fo:margin-bottom="0.0791in" fo:margin-left="1in">
        <style:tab-stops/>
      </style:paragraph-properties>
      <style:text-properties style:font-name="Arial" fo:font-size="11pt" style:font-size-asian="11pt"/>
    </style:style>
    <style:style style:name="P151" style:parent-style-name="Standard" style:family="paragraph">
      <style:paragraph-properties fo:text-align="justify" fo:margin-top="0.0791in" fo:margin-bottom="0.0791in" fo:margin-left="1in">
        <style:tab-stops/>
      </style:paragraph-properties>
      <style:text-properties style:font-name="Arial" fo:font-size="11pt" style:font-size-asian="11pt"/>
    </style:style>
    <style:style style:name="P152" style:parent-style-name="Standard" style:list-style-name="LFO7" style:family="paragraph">
      <style:paragraph-properties fo:text-align="justify" fo:margin-top="0.0791in" fo:margin-bottom="0.0791in"/>
      <style:text-properties style:font-name="Arial" fo:font-size="11pt" style:font-size-asian="11pt"/>
    </style:style>
    <style:style style:name="P153" style:parent-style-name="Standard" style:family="paragraph">
      <style:paragraph-properties fo:text-align="justify" fo:margin-top="0.1187in" fo:margin-bottom="0.1187in" fo:margin-left="1in">
        <style:tab-stops/>
      </style:paragraph-properties>
      <style:text-properties style:font-name="Arial" fo:font-size="11pt" style:font-size-asian="11pt"/>
    </style:style>
    <style:style style:name="P154" style:parent-style-name="Standard" style:family="paragraph">
      <style:paragraph-properties fo:text-align="justify" fo:margin-top="0.1187in" fo:margin-bottom="0.1187in" fo:margin-left="1in">
        <style:tab-stops/>
      </style:paragraph-properties>
      <style:text-properties style:font-name="Arial" fo:font-size="11pt" style:font-size-asian="11pt"/>
    </style:style>
    <style:style style:name="P155" style:parent-style-name="Standard" style:list-style-name="LFO7" style:family="paragraph">
      <style:paragraph-properties fo:text-align="justify" fo:margin-top="0.0791in" fo:margin-bottom="0.0791in" fo:line-height="115%"/>
      <style:text-properties style:font-name="Arial" fo:font-size="11pt" style:font-size-asian="11pt"/>
    </style:style>
    <style:style style:name="TableColumn157" style:family="table-column">
      <style:table-column-properties style:column-width="2.5625in" style:use-optimal-column-width="false"/>
    </style:style>
    <style:style style:name="TableColumn158" style:family="table-column">
      <style:table-column-properties style:column-width="4.1354in" style:use-optimal-column-width="false"/>
    </style:style>
    <style:style style:name="Table156" style:family="table">
      <style:table-properties style:width="6.6979in" fo:margin-left="0in" table:align="lef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0.0034in solid #000000" fo:border-left="0.0034in solid #000000" fo:border-bottom="0.0034in solid #000000" fo:border-right="none" fo:background-color="#729FCF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/>
      <style:text-properties style:font-name="Arial" fo:font-weight="bold" style:font-weight-asian="bold" style:font-weight-complex="bold" fo:font-size="11pt" style:font-size-asian="11pt"/>
    </style:style>
    <style:style style:name="TableCell162" style:family="table-cell">
      <style:table-cell-properties fo:border="0.0034in solid #000000" fo:background-color="#729FCF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  <style:text-properties style:font-name="Arial" fo:font-weight="bold" style:font-weight-asian="bold" style:font-weight-complex="bold" fo:font-size="11pt" style:font-size-asian="11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list-style-name="LFO8" style:family="paragraph">
      <style:paragraph-properties fo:text-align="justify"/>
      <style:text-properties style:font-name="Arial" fo:font-size="11pt" style:font-size-asian="11pt"/>
    </style:style>
    <style:style style:name="P169" style:parent-style-name="TableContents" style:list-style-name="LFO8" style:family="paragraph">
      <style:paragraph-properties fo:text-align="justify"/>
      <style:text-properties style:font-name="Arial" fo:font-size="11pt" style:font-size-asian="11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list-style-name="LFO9" style:family="paragraph">
      <style:paragraph-properties fo:text-align="justify"/>
      <style:text-properties style:font-name="Arial" fo:font-size="11pt" style:font-size-asian="11pt"/>
    </style:style>
    <style:style style:name="P175" style:parent-style-name="TableContents" style:list-style-name="LFO9" style:family="paragraph">
      <style:paragraph-properties fo:text-align="justify"/>
      <style:text-properties style:font-name="Arial" fo:font-size="11pt" style:font-size-asian="11pt"/>
    </style:style>
    <style:style style:name="P176" style:parent-style-name="TableContents" style:list-style-name="LFO9" style:family="paragraph">
      <style:paragraph-properties fo:text-align="justify"/>
      <style:text-properties style:font-name="Arial" fo:font-size="11pt" style:font-size-asian="11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1" style:parent-style-name="TableContents" style:list-style-name="LFO9" style:family="paragraph">
      <style:paragraph-properties fo:text-align="justify"/>
      <style:text-properties style:font-name="Arial" fo:font-size="11pt" style:font-size-asian="11pt"/>
    </style:style>
    <style:style style:name="P182" style:parent-style-name="TableContents" style:list-style-name="LFO9" style:family="paragraph">
      <style:paragraph-properties fo:text-align="justify"/>
      <style:text-properties style:font-name="Arial" fo:font-size="11pt" style:font-size-asian="11pt"/>
    </style:style>
    <style:style style:name="P183" style:parent-style-name="TableContents" style:list-style-name="LFO9" style:family="paragraph">
      <style:paragraph-properties fo:text-align="justify"/>
      <style:text-properties style:font-name="Arial" fo:font-size="11pt" style:font-size-asian="11p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8" style:parent-style-name="TableContents" style:list-style-name="LFO9" style:family="paragraph">
      <style:paragraph-properties fo:text-align="justify"/>
      <style:text-properties style:font-name="Arial" fo:font-size="11pt" style:font-size-asian="11pt"/>
    </style:style>
    <style:style style:name="P189" style:parent-style-name="TableContents" style:list-style-name="LFO9" style:family="paragraph">
      <style:paragraph-properties fo:text-align="justify"/>
      <style:text-properties style:font-name="Arial" fo:font-size="11pt" style:font-size-asian="11pt"/>
    </style:style>
    <style:style style:name="P190" style:parent-style-name="TableContents" style:list-style-name="LFO9" style:family="paragraph">
      <style:paragraph-properties fo:text-align="justify"/>
      <style:text-properties style:font-name="Arial" fo:font-size="11pt" style:font-size-asian="11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5" style:parent-style-name="TableContents" style:list-style-name="LFO9" style:family="paragraph">
      <style:paragraph-properties fo:text-align="justify"/>
      <style:text-properties style:font-name="Arial" fo:font-size="11pt" style:font-size-asian="11pt"/>
    </style:style>
    <style:style style:name="P196" style:parent-style-name="TableContents" style:list-style-name="LFO9" style:family="paragraph">
      <style:paragraph-properties fo:text-align="justify"/>
      <style:text-properties style:font-name="Arial" fo:font-size="11pt" style:font-size-asian="11pt"/>
    </style:style>
    <style:style style:name="P197" style:parent-style-name="TableContents" style:list-style-name="LFO9" style:family="paragraph">
      <style:paragraph-properties fo:text-align="justify"/>
      <style:text-properties style:font-name="Arial" fo:font-size="11pt" style:font-size-asian="11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Cell2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P208" style:parent-style-name="Standard" style:family="paragraph">
      <style:paragraph-properties fo:text-align="justify" fo:margin-top="0.0791in" fo:margin-bottom="0.0791in" fo:line-height="115%"/>
      <style:text-properties style:font-name="Arial" fo:font-size="11pt" style:font-size-asian="11pt"/>
    </style:style>
    <style:style style:name="P209" style:parent-style-name="Standard" style:family="paragraph">
      <style:paragraph-properties fo:text-align="justify" fo:margin-top="0.0791in" fo:margin-bottom="0.0791in" fo:line-height="115%"/>
      <style:text-properties style:font-name="Arial" fo:font-size="11pt" style:font-size-asian="11pt"/>
    </style:style>
    <style:style style:name="P210" style:parent-style-name="Standard" style:family="paragraph">
      <style:paragraph-properties fo:text-align="justify" fo:margin-top="0.0791in" fo:margin-bottom="0.0791in" fo:line-height="115%"/>
      <style:text-properties style:font-name="Arial" fo:font-size="11pt" style:font-size-asian="11pt"/>
    </style:style>
    <style:style style:name="P211" style:parent-style-name="Standard" style:list-style-name="LFO7" style:family="paragraph">
      <style:paragraph-properties fo:text-align="justify" fo:margin-top="0.0791in" fo:margin-bottom="0.0791in" fo:line-height="115%"/>
      <style:text-properties style:font-name="Arial" fo:font-size="11pt" style:font-size-asian="11pt"/>
    </style:style>
    <style:style style:name="P212" style:parent-style-name="Standard" style:family="paragraph">
      <style:paragraph-properties fo:text-align="justify" fo:margin-top="0.0791in" fo:margin-bottom="0.0791in" fo:line-height="115%"/>
      <style:text-properties style:font-name="Arial" fo:font-size="11pt" style:font-size-asian="11pt"/>
    </style:style>
    <style:style style:name="P213" style:parent-style-name="Standard" style:family="paragraph">
      <style:paragraph-properties fo:text-align="justify" fo:margin-top="0.0791in" fo:margin-bottom="0.0791in" fo:line-height="115%"/>
      <style:text-properties style:font-name="Arial" fo:font-size="11pt" style:font-size-asian="11pt"/>
    </style:style>
    <style:style style:name="P214" style:parent-style-name="Standard" style:list-style-name="LFO7" style:family="paragraph">
      <style:paragraph-properties fo:text-align="justify" fo:margin-top="0.0791in" fo:margin-bottom="0.0791in" fo:line-height="115%"/>
      <style:text-properties style:font-name="Arial" fo:font-size="11pt" style:font-size-asian="11pt"/>
    </style:style>
    <style:style style:name="P215" style:parent-style-name="Standard" style:family="paragraph">
      <style:paragraph-properties fo:text-align="justify" fo:margin-top="0.0791in" fo:margin-bottom="0.0791in" fo:line-height="115%"/>
    </style:style>
    <style:style style:name="T216" style:parent-style-name="DefaultParagraphFont" style:family="text">
      <style:text-properties style:font-name="Arial" fo:font-size="11pt" style:font-size-asian="11pt"/>
    </style:style>
    <style:style style:name="T217" style:parent-style-name="DefaultParagraphFont" style:family="text">
      <style:text-properties style:font-name="Arial" fo:font-size="11pt" style:font-size-asian="11pt"/>
    </style:style>
    <style:style style:name="T218" style:parent-style-name="DefaultParagraphFont" style:family="text">
      <style:text-properties style:font-name="Arial" fo:font-size="11pt" style:font-size-asian="11pt"/>
    </style:style>
  </office:automatic-styles>
  <office:body>
    <office:text text:use-soft-page-breaks="true">
      <text:p text:style-name="P1">VISACOM S.A.</text:p>
      <text:p text:style-name="Standard"><text:span text:style-name="T14">PLAN DETALLADO DE AUDITORIA EN RESPUESTA A RIESGOS</text:span></text:p>
      <text:p text:style-name="P15">Al 31 de diciembre del 2020</text:p>
      <text:p text:style-name="Header"/>
      <text:p text:style-name="P16">(Elaboración 15/Nov/2020)</text:p>
      <text:p text:style-name="P17"/>
      <text:p text:style-name="P18"><text:span text:style-name="T19">Procedimientos de auditoria:</text:span><text:span text:style-name="T20"><text:s/>El presente documento detalla las pruebas principales de auditoria que<text:s/></text:span><text:span text:style-name="T21">realizaremos en cada una de las áreas o rubros de los estados financieros de Visacom S. A. por el año 2020 y es un complemento de nuestro plan de auditoria en respuesta a los riesgos identificados<text:s/></text:span><text:span text:style-name="T22">PT 4001</text:span><text:span text:style-name="T23">.<text:s/></text:span><text:span text:style-name="T24">Este documento sustituye el uso de programas de au</text:span><text:span text:style-name="T25">ditoria pero no implica que a juicio del Auditor puedan prepararse otros programas de auditoria en ciertas áreas; principalmente impuestos y<text:s/></text:span><text:span text:style-name="T26">auditoría</text:span><text:span text:style-name="T27"><text:s/>de saldos iniciales.</text:span></text:p>
      <text:p text:style-name="P28"/>
      <text:p text:style-name="P29"><text:span text:style-name="T30">Dirección de las pruebas:</text:span><text:span text:style-name="T31"><text:s/></text:span><text:span text:style-name="T32">Los resultados de la Compañía no han sido buenos en los ú</text:span><text:span text:style-name="T33">ltimos años, acumulando pérdidas por US$190 mil en los años 2017 y 2018; el año 2019 arrojó una utilidad de US$3 mil y el 2020 se proyectan ingresos que únicamente cubran los costos y gastos de operación (equilibrio), debido a la crisis económica por la pa</text:span><text:span text:style-name="T34">ndemia del covi-19. En la situación descrita, no pensamos que la Gerencia pueda verse tentada a ocultar ingresos o aumentar gastos, pues esto deterioraría más el patrimonio de la empresa ante terceros, principalmente los clientes corporativos y multinacion</text:span><text:span text:style-name="T35">ales; por el contrario, nuestras pruebas estarán direccionadas a eventuales disminuciones de costos y gastos o aumentos de los ingresos; esto independientemente de que el resultado de nuestra evaluación del ambiente de control en BUENO (Ver evaluación del<text:s/></text:span><text:span text:style-name="T36">control interno en la sección 3200)</text:span></text:p>
      <text:p text:style-name="P37"/>
      <text:p text:style-name="P38">Pruebas de cumplimiento de control interno:<text:s/></text:p>
      <text:p text:style-name="P39"/>
      <text:p text:style-name="P40"><text:span text:style-name="T41">Pruebas sustantivas:<text:s/></text:span><text:span text:style-name="T42">Nuestras pruebas sustantivas de auditoria serán enfocadas a probar las aseveraciones de los estados financieros de manera global y de la forma más<text:s/></text:span><text:span text:style-name="T43">independiente posible utilizando confirmaciones directas de terceros para probar ventas y costos, agrupando gastos de administración y ventas por tipos principales y elaborando cómputos globales o revisiones específicos para cada tipo de gasto, por ejemplo</text:span><text:span text:style-name="T44"><text:s/>nómina y beneficios sociales, depreciación, seguros, honorarios pagados a profesiones, arriendos, y reduciendo el uso de muestreo estadístico únicamente para poblaciones individualmente numerosas y generalmente con <text:s/>pocas transacciones que superen nuestro</text:span><text:span text:style-name="T45"><text:s/>nivel de materialidad de desempeño. Con este enfoque reducimos de manera significativa el riesgo residual de auditoria.</text:span></text:p>
      <text:p text:style-name="P46"/>
      <text:p text:style-name="P47">Las confirmaciones a terceros se harán al cierre del ejercicio o a la fecha más cercana al mismo para bancos, proveedores,<text:s/>seguros, abogados y partes relacionadas; el periodo entre la fecha de confirmación y la fecha de cierre de los estados financieros (si fuere diferente) será cubierto mediante procedimientos analíticos como pruebas sustantivas.</text:p>
      <text:p text:style-name="P48"/>
      <text:p text:style-name="P49"/>
      <text:p text:style-name="P50"/>
      <text:p text:style-name="P51"/>
      <text:p text:style-name="P52"/>
      <table:table table:style-name="Table53">
        <table:table-columns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ACTIVOS</text:p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Efectivo y equivalentes de efectivo</text:p>
          </table:table-cell>
          <table:table-cell table:style-name="TableCell67">
            <text:list text:style-name="LFO2" text:continue-numbering="true">
              <text:list-item>
                <text:p text:style-name="P68">Efectuaremos confirmaciones de saldos de las cuentas bancarias de la empresa al 31 de diciembre del 2020; la compañía opera actualmente con tres bancos: Bolivariano, Internacional y Pacífico. Todas las solicitudes de confirmación serán entregadas por nosotros directamente a los bancos.</text:p>
              </text:list-item>
              <text:list-item>
                <text:p text:style-name="P69">Las respuestas a nuestras solicitudes de confirmación serán comparadas con los de las conciliaciones bancarias.</text:p>
              </text:list-item>
              <text:list-item>
                <text:p text:style-name="P70">Las partidas de conciliación generalmente consisten en cheques girados y no cobrados lo mismos que son verificados con el estado de cuenta posterior, enero 2021</text:p>
              </text:list-item>
              <text:list-item>
                <text:p text:style-name="P71">Otras partidas de conciliación importantes serán analizadas individualmente.</text:p>
              </text:list-item>
            </text:list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Cuentas por Cobrar</text:p>
          </table:table-cell>
          <table:table-cell table:style-name="TableCell77">
            <text:list text:style-name="LFO3" text:continue-numbering="true">
              <text:list-item>
                <text:p text:style-name="P78">En base a las ventas totales a agosto hemos seleccionado los seis<text:s/>clientes principales que representan el 98.7% de los ingresos; para estos clientes enviaremos solicitud de confirmación de saldos al 31 de octubre del 2020, fecha más cercana al cierre de año. Las confirmaciones serán enviadas por nosotros mediante correo<text:s/>electrónico en base a las direcciones de mail que nos proporcionen directamente los departamentos de contabilidad, financiero o auditoría interna de cada compañía.</text:p>
              </text:list-item>
              <text:list-item>
                <text:p text:style-name="P79">Las respuestas a nuestras solicitudes de confirmación serán comparadas con los saldos según<text:s/>estados financieros interinos a octubre del 2020, toda diferencia será investigada por nosotros o solicitaremos aclaración a Contabilidad, si fuere necesario.</text:p>
              </text:list-item>
              <text:list-item>
                <text:p text:style-name="P80">Para el período de noviembre y diciembre realizaremos procedimientos analíticos como prueba sustantiva, y adicionalmente comprobaremos que los cargos a clientes se correspondan con las ventas del periodo y que los abonos se hayan registrado como ingresos a las cuentas bancarias.</text:p>
              </text:list-item>
              <text:list-item>
                <text:p text:style-name="P81">Debido a que la cartera no registra atrasos en las cobranzas no prevemos<text:s/>que sea necesario poner atención especial en la evaluación del deterioro de ésta (provisión para cuentas incobrables)</text:p>
              </text:list-item>
              <text:list-item>
                <text:p text:style-name="P82">Otras cuentas por cobrar, principalmente empleados, serán confirmadas directamente con los mismos.</text:p>
              </text:list-item>
            </text:list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Inventarios</text:p>
          </table:table-cell>
          <table:table-cell table:style-name="TableCell88">
            <text:list text:style-name="LFO4" text:continue-numbering="true">
              <text:list-item>
                <text:p text:style-name="P89">Solicitar el kardex de<text:s/>Inventarios y se proceder con: a) Inspección física para verificar existencia y control de los inventarios, b) Comprobar el estado de los inventarios y su correcto almacenamiento.</text:p>
              </text:list-item>
              <text:list-item>
                <text:p text:style-name="P90">Verificar la política de amortización de los mobiliarios para eventos en función de su vida útil estimada y su correcta contabilización.</text:p>
              </text:list-item>
              <text:list-item>
                <text:p text:style-name="P91">Realizar corte de documentos al final del ejercicio: últimos cheques emitidos, últimas facturas y presupuestos, y corte de los estados de cuenta bancarios</text:p>
              </text:list-item>
              <text:list-item>
                <text:p text:style-name="P92">Con base al corte de documentos revisar<text:s/>cheques, facturas y transacciones realizadas con posterioridad y confirmar si quedaron “eventos en proceso” y que los costos e ingresos se registraron apropiadamente en el periodo que corresponden.<text:s/></text:p>
              </text:list-item>
            </text:list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Activos por impuestos corrientes</text:p>
          </table:table-cell>
          <table:table-cell table:style-name="TableCell98">
            <text:list text:style-name="LFO10" text:continue-numbering="true">
              <text:list-item>
                <text:p text:style-name="P99">Con base al mayor general realizar un resumen de los movimientos de las cuentas de créditos tributarios por IVA y por impuesto a la renta.<text:s/></text:p>
              </text:list-item>
            </text:list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Gastos pagados por anticipado</text:p>
          </table:table-cell>
          <table:table-cell table:style-name="TableCell105">
            <text:p text:style-name="P106">Efectuaremos confirmación de saldos en conjunto con la revisión de los contratos y si dicho contrato se está amortizando de<text:s/>manera correcta.</text:p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Propiedades y Equipos</text:p>
          </table:table-cell>
          <table:table-cell table:style-name="TableCell112">
            <text:list text:style-name="LFO5" text:continue-numbering="true">
              <text:list-item>
                <text:p text:style-name="P113">Corroborar la existencia de los activos fijos.</text:p>
              </text:list-item>
              <text:list-item>
                <text:p text:style-name="P114">Correcta elaboración de la depreciación.</text:p>
              </text:list-item>
            </text:list>
          </table:table-cell>
          <table:table-cell table:style-name="TableCell115">
            <text:p text:style-name="P116"/>
          </table:table-cell>
        </table:table-row>
      </table:table>
      <text:p text:style-name="P117"/>
      <table:table table:style-name="Table118">
        <table:table-columns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>
            <text:p text:style-name="P123">Proveedores Locales</text:p>
          </table:table-cell>
          <table:table-cell table:style-name="TableCell124">
            <text:list text:style-name="LFO6" text:continue-numbering="true">
              <text:list-item>
                <text:p text:style-name="P125">Efectuaremos confirmación de saldos con los principales proveedores desde el 1 de enero hasta el 31 de<text:s/>agosto del 2020.</text:p>
              </text:list-item>
              <text:list-item>
                <text:p text:style-name="P126">Del 1 de septiembre al 31 de diciembre del 2020, se analizará todos los asientos contables para verificar la correcta contabilidad de la empresa.</text:p>
              </text:list-item>
            </text:list>
          </table:table-cell>
        </table:table-row>
        <table:table-row table:style-name="TableRow127">
          <table:table-cell table:style-name="TableCell128">
            <text:p text:style-name="P129">Obligaciones Bancarias</text:p>
          </table:table-cell>
          <table:table-cell table:style-name="TableCell130">
            <text:list text:style-name="LFO2" text:continue-numbering="true">
              <text:list-item>
                <text:p text:style-name="P131">Efectuaremos confirmaciones de saldos de las cuentas<text:s/>bancarias que maneja la empresa al 31 de diciembre del 2020.</text:p>
              </text:list-item>
              <text:list-item>
                <text:p text:style-name="P132">Comparar los balances registrados en el sistema con las conciliaciones bancarias.</text:p>
              </text:list-item>
            </text:list>
          </table:table-cell>
        </table:table-row>
        <table:table-row table:style-name="TableRow133">
          <table:table-cell table:style-name="TableCell134">
            <text:p text:style-name="P135">Anticipos a Clientes</text:p>
          </table:table-cell>
          <table:table-cell table:style-name="TableCell136">
            <text:p text:style-name="P137">Mediante las confirmaciones de saldos revisaremos estos asientos contables y verificaremos<text:s/>la forma en que la empresa amortiza estos valores.</text:p>
          </table:table-cell>
        </table:table-row>
        <table:table-row table:style-name="TableRow138">
          <table:table-cell table:style-name="TableCell139">
            <text:p text:style-name="P140">Obligaciones Fiscales</text:p>
          </table:table-cell>
          <table:table-cell table:style-name="TableCell141">
            <text:p text:style-name="P142">Verificaremos todas aquellas obligaciones con el estado han sido pagadas conforme a las normativas.</text:p>
          </table:table-cell>
        </table:table-row>
        <table:table-row table:style-name="TableRow143">
          <table:table-cell table:style-name="TableCell144">
            <text:p text:style-name="P145">Nómina y Beneficios</text:p>
          </table:table-cell>
          <table:table-cell table:style-name="TableCell146">
            <text:p text:style-name="P147">Compararemos todas las aportaciones realizadas al IESS versus<text:s/>los asientos contables para establecer la correcta contabilidad de los estados financieros</text:p>
          </table:table-cell>
        </table:table-row>
      </table:table>
      <text:list text:style-name="LFO7" text:continue-numbering="true">
        <text:list-item>
          <text:list>
            <text:list-item>
              <text:list>
                <text:list-item>
                  <text:p text:style-name="P148">PATRIMONIO</text:p>
                </text:list-item>
              </text:list>
            </text:list-item>
          </text:list>
        </text:list-item>
      </text:list>
      <text:p text:style-name="P149">Verificaremos todas los cambios establecidos al patrimonio conforme a lo establecido en los estados de cambios en el Patrimonio Neto de los<text:s/>Accionistas, desde el 1 de enero hasta el 31 de diciembre del 2020.</text:p>
      <text:p text:style-name="P150">Verificar como parte de las pruebas de control interno, que cuenten con una carpeta dónde concentren el 100% de las facturas originales de sus activos fijos.</text:p>
      <text:p text:style-name="P151">Solicitar el listado del inventario físico de activo fijo y verificar que cada equipo cuente con placas de código de control y esté conciliado contra libros.</text:p>
      <text:list text:style-name="LFO7" text:continue-numbering="true">
        <text:list-item>
          <text:list>
            <text:list-item>
              <text:list>
                <text:list-item>
                  <text:p text:style-name="P152">INGRESOS</text:p>
                </text:list-item>
              </text:list>
            </text:list-item>
          </text:list>
        </text:list-item>
      </text:list>
      <text:p text:style-name="P153">Verificaremos la razonabilidad de los ingresos presentados en los estados de Situación Financiera para el periodo de 1<text:s/>de enero al 31 de diciembre del 2020, elaborado por la empresa y verificaremos adecuados e íntegramente contabilizados y registrados de acuerdo con las políticas contables establecidas y aquellas normativas aplicadas.</text:p>
      <text:p text:style-name="P154">Mediante el uso de las “Cedulas Resumen” verificaremos los cambios durante el periodo establecido en comparación a los del año pasado para así poder determinar si los cambios en la políticas de mercadeo tomadas en años anteriores han sido aplicadas para el presente periodo.</text:p>
      <text:list text:style-name="LFO7" text:continue-numbering="true">
        <text:list-item>
          <text:list>
            <text:list-item>
              <text:list>
                <text:list-item>
                  <text:p text:style-name="P155">GASTOS ADMINISTRATIVOS Y VENTAS</text:p>
                </text:list-item>
              </text:list>
            </text:list-item>
          </text:list>
        </text:list-item>
      </text:list>
      <table:table table:style-name="Table156">
        <table:table-columns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>
            <text:p text:style-name="P161">Área o Estado Financiero</text:p>
          </table:table-cell>
          <table:table-cell table:style-name="TableCell162">
            <text:p text:style-name="P163">Procedimiento</text:p>
          </table:table-cell>
        </table:table-row>
        <table:table-row table:style-name="TableRow164">
          <table:table-cell table:style-name="TableCell165">
            <text:p text:style-name="P166">Costos de Personal</text:p>
          </table:table-cell>
          <table:table-cell table:style-name="TableCell167">
            <text:list text:style-name="LFO8" text:continue-numbering="true">
              <text:list-item>
                <text:p text:style-name="P168">Verificaremos estos gastos mediante el vaciado de las planillas y declaraciones al IESS.</text:p>
              </text:list-item>
              <text:list-item>
                <text:p text:style-name="P169">Se verificara estos gastos mediante las pruebas realizadas en la cuenta de Pasivos<text:s/>establecidas en el punto 2 de este memorándum.</text:p>
              </text:list-item>
            </text:list>
          </table:table-cell>
        </table:table-row>
        <table:table-row table:style-name="TableRow170">
          <table:table-cell table:style-name="TableCell171">
            <text:p text:style-name="P172">Costos Directos de Producción</text:p>
          </table:table-cell>
          <table:table-cell table:style-name="TableCell173">
            <text:list text:style-name="LFO9" text:continue-numbering="true">
              <text:list-item>
                <text:p text:style-name="P174">Determinar una muestra de los Costos.</text:p>
              </text:list-item>
              <text:list-item>
                <text:p text:style-name="P175">Integración de las cuentas de compras con los asientos contables.</text:p>
              </text:list-item>
              <text:list-item>
                <text:p text:style-name="P176">Efectuar el calculo del IVA y las retenciones de dichas compras y<text:s/>revisar si han sido colocadas correctamente en sus respectivas cuentas contables. <text:s/></text:p>
              </text:list-item>
            </text:list>
          </table:table-cell>
        </table:table-row>
        <table:table-row table:style-name="TableRow177">
          <table:table-cell table:style-name="TableCell178">
            <text:p text:style-name="P179">Costos de Proyectos Propios</text:p>
          </table:table-cell>
          <table:table-cell table:style-name="TableCell180">
            <text:list text:style-name="LFO9" text:continue-numbering="true">
              <text:list-item>
                <text:p text:style-name="P181">Determinar una muestra de los costos realizados en los Proyectos propios.</text:p>
              </text:list-item>
              <text:list-item>
                <text:p text:style-name="P182">Integración de las cuentas de compras con los asientos contables.</text:p>
              </text:list-item>
              <text:list-item>
                <text:p text:style-name="P183">Efectuar el calculo del IVA y las retenciones de dichas compras y revisar si han sido colocadas correctamente en sus respectivas cuentas contables. <text:s/></text:p>
              </text:list-item>
            </text:list>
          </table:table-cell>
        </table:table-row>
        <table:table-row table:style-name="TableRow184">
          <table:table-cell table:style-name="TableCell185">
            <text:p text:style-name="P186">Gastos de Ventas</text:p>
          </table:table-cell>
          <table:table-cell table:style-name="TableCell187">
            <text:list text:style-name="LFO9" text:continue-numbering="true">
              <text:list-item>
                <text:p text:style-name="P188">Determinar una muestra de los Gastos.</text:p>
              </text:list-item>
              <text:list-item>
                <text:p text:style-name="P189">Integración de las cuentas de compras con los asientos contables.</text:p>
              </text:list-item>
              <text:list-item>
                <text:p text:style-name="P190">Efectuar el calculo del IVA y las retenciones de dichas compras y revisar si han sido colocadas correctamente en sus respectivas cuentas contables. <text:s/></text:p>
              </text:list-item>
            </text:list>
          </table:table-cell>
        </table:table-row>
        <table:table-row table:style-name="TableRow191">
          <table:table-cell table:style-name="TableCell192">
            <text:p text:style-name="P193">Gastos Administrativos</text:p>
          </table:table-cell>
          <table:table-cell table:style-name="TableCell194">
            <text:list text:style-name="LFO9" text:continue-numbering="true">
              <text:list-item>
                <text:p text:style-name="P195">Determinar una muestra de los Gastos.</text:p>
              </text:list-item>
              <text:list-item>
                <text:p text:style-name="P196">Integración de las<text:s/>cuentas de compras con los asientos contables.</text:p>
              </text:list-item>
              <text:list-item>
                <text:p text:style-name="P197">Efectuar el calculo del IVA y las retenciones de dichas compras y revisar si han sido colocadas correctamente en sus respectivas cuentas contables. <text:s/></text:p>
              </text:list-item>
            </text:list>
          </table:table-cell>
        </table:table-row>
        <table:table-row table:style-name="TableRow198">
          <table:table-cell table:style-name="TableCell199">
            <text:p text:style-name="P200">Otros Costos y Gastos</text:p>
          </table:table-cell>
          <table:table-cell table:style-name="TableCell201">
            <text:p text:style-name="P202">Determinaremos una muestra de estos<text:s/>gastos <text:s/>para verificar su asociación en las cuentas contables y verificar el control de los gastos.</text:p>
          </table:table-cell>
        </table:table-row>
        <table:table-row table:style-name="TableRow203">
          <table:table-cell table:style-name="TableCell204">
            <text:p text:style-name="P205">Impuesto a la Renta y P.T.</text:p>
          </table:table-cell>
          <table:table-cell table:style-name="TableCell206">
            <text:p text:style-name="P207">Solicitud y revisión de los anexos transaccionales de retenciones, IVA e impuestos a la Renta.</text:p>
          </table:table-cell>
        </table:table-row>
      </table:table>
      <text:p text:style-name="P208"/>
      <text:p text:style-name="P209"/>
      <text:p text:style-name="P210"/>
      <text:list text:style-name="LFO7" text:continue-numbering="true">
        <text:list-item>
          <text:p text:style-name="P211">PROCEDIMIENTOS A<text:s/>APLICAR</text:p>
        </text:list-item>
      </text:list>
      <text:p text:style-name="P212">Notificaremos al inicio de la Auditoria Financiera y del Cumplimiento de los estados de Situación Financiera durante el año terminado al 31 de diciembre del 2020 a los funcionarios y empleados involucrados en la administración de la empresa VISACOM<text:s/>S.A.</text:p>
      <text:p text:style-name="P213">Ademas de discutir las debilidades de Control Interno con los funcionarios responsables de los mismos y los ajustes que correspondan.</text:p>
      <text:list text:style-name="LFO7" text:continue-numbering="true">
        <text:list-item>
          <text:p text:style-name="P214">PRESENTACIÓN Y CONTENIDO DEL INFORME DE LA AUDITORIA</text:p>
        </text:list-item>
      </text:list>
      <text:p text:style-name="P215"><text:span text:style-name="T216">Al concluir nuestra revisión emitiremos un informe de auditoria</text:span><text:span text:style-name="T217">,, expresando una opinión sobre la razonabilidad del Estado de Situación Financiera para el periodo del 1 de enero al 31 de diciembre del 2020, Informe de Control Interno, e informe sobre el cumplimiento de las disposiciones legales los que incluirán el re</text:span><text:span text:style-name="T218">sultado de nuestra Auditoria y las recomendaciones de Control Interno que consideremos necesarias para fortalecer los sistemas de información y ayudar con el control de la empres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C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Spacing" style:display-name="No Spacing" style:family="paragraph">
      <style:text-properties fo:language="es" fo:country="MX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Paragraph" style:display-name="List Paragraph" style:family="paragraph" style:parent-style-name="Standard">
      <style:paragraph-properties fo:margin-bottom="0.1388in" fo:margin-left="0.5in">
        <style:tab-stops/>
      </style:paragraph-properties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s" style:display-name="ins" style:family="text"/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list-style style:name="WWNum5" style:display-name="WWNum5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 style:font-name-asian="Noto Serif CJK SC" style:font-name-complex="Lohit Devanaga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1.0826in" text:min-label-width="0.25in" text:list-level-position-and-space-mode="label-alignment">
          <style:list-level-label-alignment text:label-followed-by="listtab" fo:margin-left="1.3326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1.1791in" style:use-optimal-column-width="false"/>
    </style:style>
    <style:style style:name="TableColumn4" style:family="table-column">
      <style:table-column-properties style:column-width="7.777in" style:use-optimal-column-width="false"/>
    </style:style>
    <style:style style:name="TableColumn5" style:family="table-column">
      <style:table-column-properties style:column-width="1.3583in" style:use-optimal-column-width="false"/>
    </style:style>
    <style:style style:name="Table2" style:family="table">
      <style:table-properties style:width="10.3145in" fo:margin-left="0in" table:align="left"/>
    </style:style>
    <style:style style:name="TableRow6" style:family="table-row">
      <style:table-row-properties style:min-row-height="0.302in"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fo:background-color="#729FCF" style:writing-mode="lr-tb" style:vertical-align="middle" fo:padding-top="0in" fo:padding-left="0.0069in" fo:padding-bottom="0in" fo:padding-right="0.0069in"/>
    </style:style>
    <style:style style:name="P8" style:parent-style-name="TableContents" style:family="paragraph">
      <style:paragraph-properties fo:text-align="center"/>
      <style:text-properties style:font-name="Arial" fo:font-size="9pt" style:font-size-asian="9pt" style:font-size-complex="9pt"/>
    </style:style>
    <style:style style:name="TableCell9" style:family="table-cell">
      <style:table-cell-properties fo:border="0.0034in solid #000000" fo:background-color="#729FCF" style:writing-mode="lr-tb" style:vertical-align="middle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center"/>
      <style:text-properties style:font-name="Arial" fo:font-size="9pt" style:font-size-asian="9pt" style:font-size-complex="9pt"/>
    </style:style>
    <style:style style:name="TableCell11" style:family="table-cell">
      <style:table-cell-properties fo:border="0.0034in solid #000000" fo:background-color="#729FCF" style:writing-mode="lr-tb" fo:padding-top="0in" fo:padding-left="0.0069in" fo:padding-bottom="0in" fo:padding-right="0.0069in"/>
    </style:style>
    <style:style style:name="P12" style:parent-style-name="TableContents" style:family="paragraph">
      <style:paragraph-properties fo:text-align="center"/>
      <style:text-properties style:font-name="Arial" fo:font-size="9pt" style:font-size-asian="9pt" style:font-size-complex="9pt"/>
    </style:style>
    <style:style style:name="P13" style:parent-style-name="TableContents" style:family="paragraph">
      <style:paragraph-properties fo:text-align="center"/>
      <style:text-properties style:font-name="Arial" fo:font-size="9pt" style:font-size-asian="9pt" style:font-size-complex="9p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AREA O RUBRO DE LOS ESTADOS FINANCIEROS</text:p>
            </table:table-cell>
            <table:table-cell table:style-name="TableCell9">
              <text:p text:style-name="P10">PROCEDIMIENTOS</text:p>
            </table:table-cell>
            <table:table-cell table:style-name="TableCell11">
              <text:p text:style-name="P12"/>
              <text:p text:style-name="P13">PAPEL DE TRABAJO</text:p>
            </table:table-cell>
          </table:table-row>
        </table:table>
        <text:p text:style-name="Header"/>
      </style:head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esar Alberto Leon Galarraga</dc:creator>
    <meta:creation-date>2020-11-19T12:42:00Z</meta:creation-date>
    <dc:date>2021-01-18T18:35:00Z</dc:date>
    <meta:template xlink:href="Normal" xlink:type="simple"/>
    <meta:editing-cycles>17</meta:editing-cycles>
    <meta:editing-duration>PT38340S</meta:editing-duration>
    <meta:document-statistic meta:page-count="1" meta:paragraph-count="21" meta:word-count="1662" meta:character-count="10782" meta:row-count="76" meta:non-whitespace-character-count="9141"/>
  </office:meta>
</office:document-meta>
</file>